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489cm" fo:margin-left="0.062cm" table:align="left" style:may-break-between-rows="true" style:writing-mode="lr-tb"/>
    </style:style>
    <style:style style:name="Table1.A" style:family="table-column">
      <style:table-column-properties style:column-width="1.7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2pt" officeooo:paragraph-rsid="0013cfa7" style:font-size-asian="2pt" style:font-size-complex="2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13cfa7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4cc4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22a4f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9430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5296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12"/>
        <table:table-header-rows>
          <table:table-row table:style-name="Table1.1">
            <table:table-cell table:style-name="Table1.A1" table:number-columns-spanned="12" office:value-type="string">
              <text:p text:style-name="P3"><text:placeholder text:placeholder-type="text">&lt;for each="label_group in labels(group_length=12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4"><draw:frame draw:style-name="fr1" draw:name="image: asimage(qr(label_group[0]['default_code']),None,0.9,0.9,'cm')" text:anchor-type="as-char" svg:width="0.9cm" svg:height="0.9cm" draw:z-index="0"><draw:text-box><text:p text:style-name="P1"/></draw:text-box></draw:frame></text:p>
            <text:p text:style-name="P4"><text:placeholder text:placeholder-type="text">&lt;label_group[0]['default_code']&gt;</text:placeholder></text:p>
          </table:table-cell>
          <table:table-cell table:style-name="Table1.A2" office:value-type="string">
            <text:p text:style-name="P5"><draw:frame draw:style-name="fr2" draw:name="image: asimage(qr(label_group[1]['default_code']),None,0.9,0.9,'cm')" text:anchor-type="as-char" svg:width="0.9cm" svg:height="0.9cm" draw:z-index="1"><draw:text-box><text:p text:style-name="P1"/></draw:text-box></draw:frame></text:p>
            <text:p text:style-name="P4"><text:placeholder text:placeholder-type="text">&lt;label_group[1]['default_code']&gt;</text:placeholder></text:p>
          </table:table-cell>
          <table:table-cell table:style-name="Table1.A2" office:value-type="string">
            <text:p text:style-name="P5"><draw:frame draw:style-name="fr2" draw:name="image: asimage(qr(label_group[2]['default_code']),None,0.9,0.9,'cm')" text:anchor-type="as-char" svg:width="0.9cm" svg:height="0.9cm" draw:z-index="2"><draw:text-box><text:p text:style-name="P1"/></draw:text-box></draw:frame></text:p>
            <text:p text:style-name="P6"><text:placeholder text:placeholder-type="text">&lt;label_group[2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3]['default_code']),None,0.9,0.9,'cm')" text:anchor-type="as-char" svg:width="0.9cm" svg:height="0.9cm" draw:z-index="3"><draw:text-box><text:p text:style-name="P1"/></draw:text-box></draw:frame></text:p>
            <text:p text:style-name="P6"><text:placeholder text:placeholder-type="text">&lt;label_group[3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4]['default_code']),None,0.9,0.9,'cm')" text:anchor-type="as-char" svg:width="0.9cm" svg:height="0.9cm" draw:z-index="4"><draw:text-box><text:p text:style-name="P1"/></draw:text-box></draw:frame></text:p>
            <text:p text:style-name="P6"><text:placeholder text:placeholder-type="text">&lt;label_group[4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5]['default_code']),None,0.9,0.9,'cm')" text:anchor-type="as-char" svg:width="0.9cm" svg:height="0.9cm" draw:z-index="5"><draw:text-box><text:p text:style-name="P1"/></draw:text-box></draw:frame></text:p>
            <text:p text:style-name="P6"><text:placeholder text:placeholder-type="text">&lt;label_group[5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6]['default_code']),None,0.9,0.9,'cm')" text:anchor-type="as-char" svg:width="0.9cm" svg:height="0.9cm" draw:z-index="6"><draw:text-box><text:p text:style-name="P1"/></draw:text-box></draw:frame></text:p>
            <text:p text:style-name="P6"><text:placeholder text:placeholder-type="text">&lt;label_group[6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7]['default_code']),None,0.9,0.9,'cm')" text:anchor-type="as-char" svg:width="0.9cm" svg:height="0.9cm" draw:z-index="7"><draw:text-box><text:p text:style-name="P1"/></draw:text-box></draw:frame></text:p>
            <text:p text:style-name="P6"><text:placeholder text:placeholder-type="text">&lt;label_group[7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8]['default_code']),None,0.9,0.9,'cm')" text:anchor-type="as-char" svg:width="0.9cm" svg:height="0.9cm" draw:z-index="8"><draw:text-box><text:p text:style-name="P1"/></draw:text-box></draw:frame></text:p>
            <text:p text:style-name="P6"><text:placeholder text:placeholder-type="text">&lt;label_group[8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9]['default_code']),None,0.9,0.9,'cm')" text:anchor-type="as-char" svg:width="0.9cm" svg:height="0.9cm" draw:z-index="9"><draw:text-box><text:p text:style-name="P1"/></draw:text-box></draw:frame></text:p>
            <text:p text:style-name="P6"><text:placeholder text:placeholder-type="text">&lt;label_group[9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10]['default_code']),None,0.9,0.9,'cm')" text:anchor-type="as-char" svg:width="0.9cm" svg:height="0.9cm" draw:z-index="10"><draw:text-box><text:p text:style-name="P1"/></draw:text-box></draw:frame></text:p>
            <text:p text:style-name="P6"><text:placeholder text:placeholder-type="text">&lt;label_group[10]['default_code']&gt;</text:placeholder></text:p>
          </table:table-cell>
          <table:table-cell table:style-name="Table1.L2" office:value-type="string">
            <text:p text:style-name="P8"><draw:frame draw:style-name="fr2" draw:name="image: asimage(qr(label_group[11]['default_code']),None,0.9,0.9,'cm')" text:anchor-type="as-char" svg:width="0.9cm" svg:height="0.9cm" draw:z-index="11"><draw:text-box><text:p text:style-name="P1"/></draw:text-box></draw:frame></text:p>
            <text:p text:style-name="P8"><text:placeholder text:placeholder-type="text">&lt;label_group[11]['default_code']&gt;</text:placeholder></text:p>
          </table:table-cell>
        </table:table-row>
        <table:table-row table:style-name="Table1.1">
          <table:table-cell table:style-name="Table1.L2" table:number-columns-spanned="1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203cm" fo:margin-right="0.0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6-27T09:34:59.972200196</dc:date>
    <meta:editing-duration>PT3H15M9S</meta:editing-duration>
    <meta:editing-cycles>43</meta:editing-cycles>
    <meta:generator>LibreOffice/5.1.6.2$Linux_X86_64 LibreOffice_project/10m0$Build-2</meta:generator>
    <meta:document-statistic meta:table-count="1" meta:image-count="0" meta:object-count="0" meta:page-count="1" meta:paragraph-count="26" meta:word-count="17" meta:character-count="443" meta:non-whitespace-character-count="440"/>
  </office:meta>
</office:document-meta>
</file>